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2" style:family="table-row">
      <style:table-row-properties style:row-height="0.656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33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5" style:family="table-cell" style:parent-style-name="Default" style:data-style-name="N110"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style:font-name="Arial Unicode MS" fo:font-size="14pt" style:font-name-asian="Arial Unicode MS" style:font-size-asian="14pt" style:font-size-complex="14pt"/>
    </style:style>
    <style:style style:name="ce15" style:family="table-cell" style:parent-style-name="Default"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7" style:family="table-cell" style:parent-style-name="Default" style:data-style-name="N1">
      <style:text-properties fo:font-size="14pt" style:font-size-asian="14pt" style:font-size-complex="14pt"/>
    </style:style>
    <style:style style:name="ce18" style:family="table-cell" style:parent-style-name="Default">
      <style:text-properties fo:color="#eeeeee" fo:font-size="14pt" style:font-size-asian="14pt" style:font-size-complex="14pt"/>
    </style:style>
    <style:style style:name="ce19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</office:automatic-styles>
  <office:body>
    <office:spreadsheet>
      <table:table table:name="H30-9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75])" office:value-type="currency" office:currency="JPY" office:value="745">
            <text:p>￥745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2">
          <table:table-cell table:style-name="ce3" office:value-type="date" office:date-value="2018-09-01">
            <text:p>9月1日</text:p>
          </table:table-cell>
          <table:table-cell table:style-name="ce8" office:value-type="currency" office:currency="JPY" office:value="745">
            <text:p>￥745</text:p>
          </table:table-cell>
          <table:table-cell table:style-name="ce13" office:value-type="string">
            <text:p>酎ハイ,ﾚﾓﾝﾃｨｰ,ｶｯﾌﾟ麺,刺身,菓子</text:p>
          </table:table-cell>
          <table:table-cell table:style-name="ce17"/>
          <table:table-cell table:number-columns-repeated="1020"/>
        </table:table-row>
        <table:table-row table:style-name="ro3" table:number-rows-repeated="5">
          <table:table-cell table:style-name="ce4"/>
          <table:table-cell table:style-name="ce8"/>
          <table:table-cell table:style-name="ce13"/>
          <table:table-cell table:number-columns-repeated="1021"/>
        </table:table-row>
        <table:table-row table:style-name="ro3">
          <table:table-cell table:style-name="ce4"/>
          <table:table-cell table:style-name="ce8"/>
          <table:table-cell table:style-name="ce14"/>
          <table:table-cell table:number-columns-repeated="1021"/>
        </table:table-row>
        <table:table-row table:style-name="ro3" table:number-rows-repeated="7">
          <table:table-cell table:style-name="ce4"/>
          <table:table-cell table:style-name="ce8"/>
          <table:table-cell table:style-name="ce13"/>
          <table:table-cell table:number-columns-repeated="1021"/>
        </table:table-row>
        <table:table-row table:style-name="ro3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6">
          <table:table-cell table:style-name="ce4"/>
          <table:table-cell table:style-name="ce8"/>
          <table:table-cell table:style-name="ce13"/>
          <table:table-cell table:number-columns-repeated="1021"/>
        </table:table-row>
        <table:table-row table:style-name="ro3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>
          <table:table-cell table:style-name="ce4"/>
          <table:table-cell table:style-name="ce8"/>
          <table:table-cell table:style-name="ce13"/>
          <table:table-cell table:number-columns-repeated="1021"/>
        </table:table-row>
        <table:table-row table:style-name="ro3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>
          <table:table-cell table:style-name="ce4"/>
          <table:table-cell table:style-name="ce8"/>
          <table:table-cell table:style-name="ce13"/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3" table:number-rows-repeated="6">
          <table:table-cell table:style-name="ce4"/>
          <table:table-cell table:style-name="ce8"/>
          <table:table-cell table:style-name="ce13"/>
          <table:table-cell table:style-name="ce18"/>
          <table:table-cell table:number-columns-repeated="1020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18"/>
          <table:table-cell table:number-columns-repeated="1020"/>
        </table:table-row>
        <table:table-row table:style-name="ro3" table:number-rows-repeated="4">
          <table:table-cell table:style-name="ce4"/>
          <table:table-cell table:style-name="ce8"/>
          <table:table-cell table:style-name="ce13"/>
          <table:table-cell table:style-name="ce18"/>
          <table:table-cell table:number-columns-repeated="1020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18"/>
          <table:table-cell table:number-columns-repeated="1020"/>
        </table:table-row>
        <table:table-row table:style-name="ro3" table:number-rows-repeated="11">
          <table:table-cell table:style-name="ce4"/>
          <table:table-cell table:style-name="ce8"/>
          <table:table-cell table:style-name="ce13"/>
          <table:table-cell table:style-name="ce18"/>
          <table:table-cell table:number-columns-repeated="1020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18"/>
          <table:table-cell table:number-columns-repeated="1020"/>
        </table:table-row>
        <table:table-row table:style-name="ro3">
          <table:table-cell table:style-name="ce4"/>
          <table:table-cell table:style-name="ce8"/>
          <table:table-cell table:style-name="ce13"/>
          <table:table-cell table:number-columns-repeated="1021"/>
        </table:table-row>
        <table:table-row table:style-name="ro3" table:number-rows-repeated="12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8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75])" office:value-type="currency" office:currency="JPY" office:value="25613">
            <text:p>￥25,613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2">
          <table:table-cell table:style-name="ce3" office:value-type="date" office:date-value="2018-08-01">
            <text:p>8月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1">
            <text:p>8月1日</text:p>
          </table:table-cell>
          <table:table-cell table:style-name="ce8" office:value-type="currency" office:currency="JPY" office:value="658">
            <text:p>￥658</text:p>
          </table:table-cell>
          <table:table-cell table:style-name="ce13" office:value-type="string">
            <text:p>駄菓子,刺身,酎ハイ,ﾊﾟﾝﾂ,魚肉ｿｰｾｰｼﾞ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2">
            <text:p>8月2日</text:p>
          </table:table-cell>
          <table:table-cell table:style-name="ce8" office:value-type="currency" office:currency="JPY" office:value="533">
            <text:p>￥533</text:p>
          </table:table-cell>
          <table:table-cell table:style-name="ce13" office:value-type="string">
            <text:p>野菜汁,酎ハイ,刺身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3">
            <text:p>8月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3">
            <text:p>8月3日</text:p>
          </table:table-cell>
          <table:table-cell table:style-name="ce8" office:value-type="currency" office:currency="JPY" office:value="438">
            <text:p>￥438</text:p>
          </table:table-cell>
          <table:table-cell table:style-name="ce13" office:value-type="string">
            <text:p>ﾚﾓﾝﾃｨｰ,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4">
            <text:p>8月4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4">
            <text:p>8月4日</text:p>
          </table:table-cell>
          <table:table-cell table:style-name="ce8" office:value-type="currency" office:currency="JPY" office:value="679">
            <text:p>￥679</text:p>
          </table:table-cell>
          <table:table-cell table:style-name="ce14" office:value-type="string">
            <text:p>ﾚﾓﾝﾃｨｰ,刺身,もずく,ｶｯﾌﾟ麺,手袋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5">
            <text:p>8月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5">
            <text:p>8月5日</text:p>
          </table:table-cell>
          <table:table-cell table:style-name="ce8" office:value-type="currency" office:currency="JPY" office:value="950">
            <text:p>￥950</text:p>
          </table:table-cell>
          <table:table-cell table:style-name="ce13" office:value-type="string">
            <text:p>菓子,ﾚﾓﾝﾃｨｰ,ﾔｸﾙﾄ,刺身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6">
            <text:p>8月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6">
            <text:p>8月6日</text:p>
          </table:table-cell>
          <table:table-cell table:style-name="ce8" office:value-type="currency" office:currency="JPY" office:value="727">
            <text:p>￥727</text:p>
          </table:table-cell>
          <table:table-cell table:style-name="ce13" office:value-type="string">
            <text:p>UCC紅茶,酎ハイ,ｼﾘｱﾙ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7">
            <text:p>8月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7">
            <text:p>8月7日</text:p>
          </table:table-cell>
          <table:table-cell table:style-name="ce8" office:value-type="currency" office:currency="JPY" office:value="543">
            <text:p>￥543</text:p>
          </table:table-cell>
          <table:table-cell table:style-name="ce13" office:value-type="string">
            <text:p>酎ハイ,ﾚﾓﾝﾃｨｰ,野菜汁,刺身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8">
            <text:p>8月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8">
            <text:p>8月8日</text:p>
          </table:table-cell>
          <table:table-cell table:style-name="ce9" office:value-type="currency" office:currency="JPY" office:value="758">
            <text:p>￥758</text:p>
          </table:table-cell>
          <table:table-cell table:style-name="ce13" office:value-type="string">
            <text:p>刺身,菓子,ｶｯﾌﾟ麺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9">
            <text:p>8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9">
            <text:p>8月9日</text:p>
          </table:table-cell>
          <table:table-cell table:style-name="ce8" office:value-type="currency" office:currency="JPY" office:value="577">
            <text:p>￥577</text:p>
          </table:table-cell>
          <table:table-cell table:style-name="ce13" office:value-type="string">
            <text:p>刺身,ﾕｰｸﾞﾚﾅ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0">
            <text:p>8月10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4">
            <text:p>8月14日</text:p>
          </table:table-cell>
          <table:table-cell table:style-name="ce8" office:value-type="currency" office:currency="JPY" office:value="381">
            <text:p>￥381</text:p>
          </table:table-cell>
          <table:table-cell table:style-name="ce13" office:value-type="string">
            <text:p>牛乳,酎ハイ,駄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5">
            <text:p>8月15日</text:p>
          </table:table-cell>
          <table:table-cell table:style-name="ce8" office:value-type="currency" office:currency="JPY" office:value="240">
            <text:p>￥240</text:p>
          </table:table-cell>
          <table:table-cell table:style-name="ce13" office:value-type="string">
            <text:p>喫茶x2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5">
            <text:p>8月15日</text:p>
          </table:table-cell>
          <table:table-cell table:style-name="ce8" office:value-type="currency" office:currency="JPY" office:value="684">
            <text:p>￥684</text:p>
          </table:table-cell>
          <table:table-cell table:style-name="ce13" office:value-type="string">
            <text:p>ﾚﾓﾝﾃｨｰ,酎ハイ,駄菓子,ﾔｸﾙﾄ,乾電池,もずく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6">
            <text:p>8月16日</text:p>
          </table:table-cell>
          <table:table-cell table:style-name="ce9" office:value-type="currency" office:currency="JPY" office:value="395">
            <text:p>￥395</text:p>
          </table:table-cell>
          <table:table-cell table:style-name="ce13" office:value-type="string">
            <text:p>酎ハイ,駄菓子,冷やし中華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7">
            <text:p>8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7">
            <text:p>8月17日</text:p>
          </table:table-cell>
          <table:table-cell table:style-name="ce9" office:value-type="currency" office:currency="JPY" office:value="1198">
            <text:p>￥1,198</text:p>
          </table:table-cell>
          <table:table-cell table:style-name="ce13" office:value-type="string">
            <text:p>寿司,酎ﾊｲ,ﾚﾓﾝﾃｨｰ,野菜汁,魚肉ｿｰｾｰｼﾞ,駄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8">
            <text:p>8月18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8">
            <text:p>8月18日</text:p>
          </table:table-cell>
          <table:table-cell table:style-name="ce8" office:value-type="currency" office:currency="JPY" office:value="1433">
            <text:p>￥1,433</text:p>
          </table:table-cell>
          <table:table-cell table:style-name="ce13" office:value-type="string">
            <text:p>菓子,刺身,ﾚﾓﾝﾃｨｰ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9">
            <text:p>8月19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9">
            <text:p>8月19日</text:p>
          </table:table-cell>
          <table:table-cell table:style-name="ce8" office:value-type="currency" office:currency="JPY" office:value="954">
            <text:p>￥954</text:p>
          </table:table-cell>
          <table:table-cell table:style-name="ce13" office:value-type="string">
            <text:p>惣菜,ｶｯﾌﾟ麺,酎ﾊｲ,ﾚﾓﾝﾃｨｰ,ﾔｸﾙﾄ,駄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0">
            <text:p>8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0">
            <text:p>8月20日</text:p>
          </table:table-cell>
          <table:table-cell table:style-name="ce8" office:value-type="currency" office:currency="JPY" office:value="722">
            <text:p>￥722</text:p>
          </table:table-cell>
          <table:table-cell table:style-name="ce13" office:value-type="string">
            <text:p>牛乳,ﾚﾓﾝﾃｨｰ,鉄火巻,駄菓子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1">
            <text:p>8月2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1">
            <text:p>8月21日</text:p>
          </table:table-cell>
          <table:table-cell table:style-name="ce9" office:value-type="currency" office:currency="JPY" office:value="1512">
            <text:p>￥1,512</text:p>
          </table:table-cell>
          <table:table-cell table:style-name="ce13" office:value-type="string">
            <text:p>ﾚﾓﾝﾃｨｰ,寿司,もずく,ｼﾘｱﾙ,酎ﾊｲ,ｿｰｾｰｼﾞ,駄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2">
            <text:p>8月22日</text:p>
          </table:table-cell>
          <table:table-cell table:style-name="ce8" office:value-type="currency" office:currency="JPY" office:value="240">
            <text:p>￥24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2">
            <text:p>8月22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3" office:value-type="string">
            <text:p>刺身,ﾚﾓﾝﾃｨｰ,酎ハイ,駄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3">
            <text:p>8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4">
            <text:p>8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4">
            <text:p>8月24日</text:p>
          </table:table-cell>
          <table:table-cell table:style-name="ce9" office:value-type="currency" office:currency="JPY" office:value="1071">
            <text:p>￥1,071</text:p>
          </table:table-cell>
          <table:table-cell table:style-name="ce13" office:value-type="string">
            <text:p>ﾚﾓﾝﾃｨｰ,野菜汁,ﾔｸﾙﾄ,酎ハイ,刺身,駄菓子,ﾊﾟﾝﾂ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5">
            <text:p>8月2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5">
            <text:p>8月25日</text:p>
          </table:table-cell>
          <table:table-cell table:style-name="ce8" office:value-type="currency" office:currency="JPY" office:value="775">
            <text:p>￥775</text:p>
          </table:table-cell>
          <table:table-cell table:style-name="ce13" office:value-type="string">
            <text:p>ﾚﾓﾝﾃｨｰ,酎ハイ,刺身,もずく,ｶｯﾌﾟ麺,駄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6">
            <text:p>8月26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6">
            <text:p>8月26日</text:p>
          </table:table-cell>
          <table:table-cell table:style-name="ce8" office:value-type="currency" office:currency="JPY" office:value="1098">
            <text:p>￥1,098</text:p>
          </table:table-cell>
          <table:table-cell table:style-name="ce13" office:value-type="string">
            <text:p>牛乳,ﾚﾓﾝﾃｨｰ,餃子,刺身,靴下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7">
            <text:p>8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7">
            <text:p>8月27日</text:p>
          </table:table-cell>
          <table:table-cell table:style-name="ce8" office:value-type="currency" office:currency="JPY" office:value="511">
            <text:p>￥511</text:p>
          </table:table-cell>
          <table:table-cell table:style-name="ce13" office:value-type="string">
            <text:p>ﾚﾓﾝﾃｨｰ,酎ハイ,刺身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8">
            <text:p>8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8">
            <text:p>8月28日</text:p>
          </table:table-cell>
          <table:table-cell table:style-name="ce8" office:value-type="currency" office:currency="JPY" office:value="683">
            <text:p>￥683</text:p>
          </table:table-cell>
          <table:table-cell table:style-name="ce13" office:value-type="string">
            <text:p>刺身,ﾚﾓﾝﾃｨｰ,酎ハイ,洗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9">
            <text:p>8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9">
            <text:p>8月29日</text:p>
          </table:table-cell>
          <table:table-cell table:style-name="ce8" office:value-type="currency" office:currency="JPY" office:value="1447">
            <text:p>￥1,447</text:p>
          </table:table-cell>
          <table:table-cell table:style-name="ce13" office:value-type="string">
            <text:p>ｼﾘｱﾙ,酎ハイ,鉄火巻,菓子,野菜汁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30">
            <text:p>8月3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30">
            <text:p>8月30日</text:p>
          </table:table-cell>
          <table:table-cell table:style-name="ce9" office:value-type="currency" office:currency="JPY" office:value="746">
            <text:p>￥746</text:p>
          </table:table-cell>
          <table:table-cell table:style-name="ce13" office:value-type="string">
            <text:p>ﾚﾓﾝﾃｨｰ,酎ハイ,刺身,魚肉ｿｰｾｰｼﾞ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31">
            <text:p>8月31日</text:p>
          </table:table-cell>
          <table:table-cell table:style-name="ce8" office:value-type="currency" office:currency="JPY" office:value="240">
            <text:p>￥24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31">
            <text:p>8月31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ﾚﾓﾝﾃｨｰ,ﾔｸﾙﾄ</text:p>
          </table:table-cell>
          <table:table-cell table:style-name="ce17"/>
          <table:table-cell table:number-columns-repeated="1020"/>
        </table:table-row>
        <table:table-row table:style-name="ro3" table:number-rows-repeated="11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7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74])" office:value-type="currency" office:currency="JPY" office:value="18947">
            <text:p>￥18,947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7-01">
            <text:p>7月1日</text:p>
          </table:table-cell>
          <table:table-cell table:style-name="ce8" office:value-type="currency" office:currency="JPY" office:value="604">
            <text:p>￥604</text:p>
          </table:table-cell>
          <table:table-cell table:style-name="ce13" office:value-type="string">
            <text:p>牛乳,ﾚﾓﾝﾃｨｰ,酎ハイ,刺身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2">
            <text:p>7月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2">
            <text:p>7月2日</text:p>
          </table:table-cell>
          <table:table-cell table:style-name="ce8" office:value-type="currency" office:currency="JPY" office:value="660">
            <text:p>￥660</text:p>
          </table:table-cell>
          <table:table-cell table:style-name="ce13" office:value-type="string">
            <text:p>ﾐﾙｸﾃｨｰ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3">
            <text:p>7月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3">
            <text:p>7月3日</text:p>
          </table:table-cell>
          <table:table-cell table:style-name="ce8" office:value-type="currency" office:currency="JPY" office:value="393">
            <text:p>￥393</text:p>
          </table:table-cell>
          <table:table-cell table:style-name="ce13" office:value-type="string">
            <text:p>野菜汁,酎ハイ,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4">
            <text:p>7月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4">
            <text:p>7月4日</text:p>
          </table:table-cell>
          <table:table-cell table:style-name="ce8" office:value-type="currency" office:currency="JPY" office:value="170">
            <text:p>￥170</text:p>
          </table:table-cell>
          <table:table-cell table:style-name="ce13" office:value-type="string">
            <text:p>ｵﾚﾝｼﾞ汁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4">
            <text:p>7月4日</text:p>
          </table:table-cell>
          <table:table-cell table:style-name="ce9" office:value-type="currency" office:currency="JPY" office:value="373">
            <text:p>￥373</text:p>
          </table:table-cell>
          <table:table-cell table:style-name="ce13" office:value-type="string">
            <text:p>菓子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5">
            <text:p>7月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5">
            <text:p>7月5日</text:p>
          </table:table-cell>
          <table:table-cell table:style-name="ce9" office:value-type="currency" office:currency="JPY" office:value="403">
            <text:p>￥403</text:p>
          </table:table-cell>
          <table:table-cell table:style-name="ce13" office:value-type="string">
            <text:p>ﾚﾓﾝﾃｨｰ,酎ハイ,魚肉ｿｰｾｰｼﾞ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6">
            <text:p>7月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6">
            <text:p>7月6日</text:p>
          </table:table-cell>
          <table:table-cell table:style-name="ce9" office:value-type="currency" office:currency="JPY" office:value="406">
            <text:p>￥406</text:p>
          </table:table-cell>
          <table:table-cell table:style-name="ce13" office:value-type="string">
            <text:p>冷やし中華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8">
            <text:p>7月8日</text:p>
          </table:table-cell>
          <table:table-cell table:style-name="ce8" office:value-type="currency" office:currency="JPY" office:value="95">
            <text:p>￥95</text:p>
          </table:table-cell>
          <table:table-cell table:style-name="ce13" office:value-type="string">
            <text:p>ｱｲｽｺｰﾋｰ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8">
            <text:p>7月8日</text:p>
          </table:table-cell>
          <table:table-cell table:style-name="ce9" office:value-type="currency" office:currency="JPY" office:value="827">
            <text:p>￥827</text:p>
          </table:table-cell>
          <table:table-cell table:style-name="ce13" office:value-type="string">
            <text:p>牛乳,ﾚﾓﾝﾃｨｰ,刺身,酎ハイ,ｶｯﾌﾟ麺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9">
            <text:p>7月9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野菜汁,ﾚﾓﾝﾃｨｰ,ｼﾙｱﾙ,刺身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9">
            <text:p>7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0">
            <text:p>7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0">
            <text:p>7月10日</text:p>
          </table:table-cell>
          <table:table-cell table:style-name="ce8" office:value-type="currency" office:currency="JPY" office:value="414">
            <text:p>￥414</text:p>
          </table:table-cell>
          <table:table-cell table:style-name="ce13" office:value-type="string">
            <text:p>酎ハイ,ﾖｰｸﾞﾙﾄ,魚肉ｿｰｾｰｼﾞ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1">
            <text:p>7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1">
            <text:p>7月11日</text:p>
          </table:table-cell>
          <table:table-cell table:style-name="ce8" office:value-type="currency" office:currency="JPY" office:value="309">
            <text:p>￥309</text:p>
          </table:table-cell>
          <table:table-cell table:style-name="ce13" office:value-type="string">
            <text:p>ﾎﾟｶﾘｽｴｯﾄ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2">
            <text:p>7月12日</text:p>
          </table:table-cell>
          <table:table-cell table:style-name="ce9" office:value-type="currency" office:currency="JPY" office:value="328">
            <text:p>￥328</text:p>
          </table:table-cell>
          <table:table-cell table:style-name="ce13" office:value-type="string">
            <text:p>海鮮巻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6">
            <text:p>7月16日</text:p>
          </table:table-cell>
          <table:table-cell table:style-name="ce8" office:value-type="currency" office:currency="JPY" office:value="350">
            <text:p>￥350</text:p>
          </table:table-cell>
          <table:table-cell table:style-name="ce13" office:value-type="string">
            <text:p>牛乳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7">
            <text:p>7月17日</text:p>
          </table:table-cell>
          <table:table-cell table:style-name="ce9" office:value-type="currency" office:currency="JPY" office:value="465">
            <text:p>￥465</text:p>
          </table:table-cell>
          <table:table-cell table:style-name="ce13" office:value-type="string">
            <text:p>ﾖｰｸﾞﾙﾄ,野菜汁,ﾚﾓﾝﾃｨ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7">
            <text:p>7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7-18">
            <text:p>7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18">
            <text:p>7月1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爽健美茶,麦茶,16茶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19">
            <text:p>7月1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19">
            <text:p>7月19日</text:p>
          </table:table-cell>
          <table:table-cell table:style-name="ce9" office:value-type="currency" office:currency="JPY" office:value="362">
            <text:p>￥362</text:p>
          </table:table-cell>
          <table:table-cell table:style-name="ce13" office:value-type="string">
            <text:p>ﾚﾓﾝﾃｨｰ,ﾔｸﾙﾄ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0">
            <text:p>7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0">
            <text:p>7月20日</text:p>
          </table:table-cell>
          <table:table-cell table:style-name="ce8" office:value-type="currency" office:currency="JPY" office:value="937">
            <text:p>￥937</text:p>
          </table:table-cell>
          <table:table-cell table:style-name="ce13" office:value-type="string">
            <text:p>菓子,ｼﾘｱﾙ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1">
            <text:p>7月21日</text:p>
          </table:table-cell>
          <table:table-cell table:style-name="ce9" office:value-type="currency" office:currency="JPY" office:value="1406">
            <text:p>￥1,406</text:p>
          </table:table-cell>
          <table:table-cell table:style-name="ce13" office:value-type="string">
            <text:p>菓子,野菜汁,ﾚﾓﾝﾃｨｰ酎ハイ,ｻｰﾓﾝにぎり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2">
            <text:p>7月22日</text:p>
          </table:table-cell>
          <table:table-cell table:style-name="ce8" office:value-type="currency" office:currency="JPY" office:value="606">
            <text:p>￥606</text:p>
          </table:table-cell>
          <table:table-cell table:style-name="ce13" office:value-type="string">
            <text:p>にぎり寿司,牛乳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3">
            <text:p>7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3">
            <text:p>7月23日</text:p>
          </table:table-cell>
          <table:table-cell table:style-name="ce9" office:value-type="currency" office:currency="JPY" office:value="415">
            <text:p>￥415</text:p>
          </table:table-cell>
          <table:table-cell table:style-name="ce13" office:value-type="string">
            <text:p>ﾚﾓﾝﾃｨｰ,ﾎﾟｶﾘ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4">
            <text:p>7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4">
            <text:p>7月24日</text:p>
          </table:table-cell>
          <table:table-cell table:style-name="ce9" office:value-type="currency" office:currency="JPY" office:value="666">
            <text:p>￥666</text:p>
          </table:table-cell>
          <table:table-cell table:style-name="ce13" office:value-type="string">
            <text:p>ﾚﾓﾝﾃｨｰ,ｶｯﾌﾟ麺,ﾔｸﾙﾄ,靴下,ﾊﾟﾝﾂ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5">
            <text:p>7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5">
            <text:p>7月25日</text:p>
          </table:table-cell>
          <table:table-cell table:style-name="ce8" office:value-type="currency" office:currency="JPY" office:value="597">
            <text:p>￥597</text:p>
          </table:table-cell>
          <table:table-cell table:style-name="ce13" office:value-type="string">
            <text:p>ﾎﾟｶﾘ,魚肉ｿｰｾｰｼﾞ,菓子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6">
            <text:p>7月2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6">
            <text:p>7月26日</text:p>
          </table:table-cell>
          <table:table-cell table:style-name="ce8" office:value-type="currency" office:currency="JPY" office:value="544">
            <text:p>￥544</text:p>
          </table:table-cell>
          <table:table-cell table:style-name="ce13" office:value-type="string">
            <text:p>菓子,酎ハイ,野菜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7">
            <text:p>7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7">
            <text:p>7月27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3" office:value-type="string">
            <text:p>もずく,ﾌﾞﾙｰﾚｯﾄ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8">
            <text:p>7月28日</text:p>
          </table:table-cell>
          <table:table-cell table:style-name="ce9" office:value-type="currency" office:currency="JPY" office:value="1153">
            <text:p>￥1,153</text:p>
          </table:table-cell>
          <table:table-cell table:style-name="ce13" office:value-type="string">
            <text:p>ﾊﾟﾝﾂ､靴下,弁当,ﾚﾓﾝﾃｨｰ,魚肉ｿｰｾｰｼﾞ,菓子,酎ﾊｲ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9">
            <text:p>7月29日</text:p>
          </table:table-cell>
          <table:table-cell table:style-name="ce8" office:value-type="currency" office:currency="JPY" office:value="1054">
            <text:p>￥1,054</text:p>
          </table:table-cell>
          <table:table-cell table:style-name="ce13" office:value-type="string">
            <text:p>ﾚﾓﾝﾃｨｰ,ﾎﾟｶﾘｶｯﾌﾟ麺,靴下,刺身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30">
            <text:p>7月3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30">
            <text:p>7月30日</text:p>
          </table:table-cell>
          <table:table-cell table:style-name="ce8" office:value-type="currency" office:currency="JPY" office:value="1100">
            <text:p>￥1,100</text:p>
          </table:table-cell>
          <table:table-cell table:style-name="ce13" office:value-type="string">
            <text:p>もずく,駄菓子,ﾔｸﾙﾄ,ﾚﾓﾝﾃｨｰ,牛乳,ﾁｰｽﾞ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31">
            <text:p>7月3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31">
            <text:p>7月31日</text:p>
          </table:table-cell>
          <table:table-cell table:style-name="ce9" office:value-type="currency" office:currency="JPY" office:value="319">
            <text:p>￥319</text:p>
          </table:table-cell>
          <table:table-cell table:style-name="ce13" office:value-type="string">
            <text:p>刺身,酎ハイ</text:p>
          </table:table-cell>
          <table:table-cell table:style-name="ce18"/>
          <table:table-cell table:number-columns-repeated="1020"/>
        </table:table-row>
        <table:table-row table:style-name="ro3" table:number-rows-repeated="13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6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74])" office:value-type="currency" office:currency="JPY" office:value="18784">
            <text:p>￥18,784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6-01">
            <text:p>6月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1">
            <text:p>6月1日</text:p>
          </table:table-cell>
          <table:table-cell table:style-name="ce8" office:value-type="currency" office:currency="JPY" office:value="587">
            <text:p>￥587</text:p>
          </table:table-cell>
          <table:table-cell table:style-name="ce13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2">
            <text:p>6月2日</text:p>
          </table:table-cell>
          <table:table-cell table:style-name="ce8" office:value-type="currency" office:currency="JPY" office:value="660">
            <text:p>￥660</text:p>
          </table:table-cell>
          <table:table-cell table:style-name="ce13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3">
            <text:p>6月3日</text:p>
          </table:table-cell>
          <table:table-cell table:style-name="ce8" office:value-type="currency" office:currency="JPY" office:value="914">
            <text:p>￥914</text:p>
          </table:table-cell>
          <table:table-cell table:style-name="ce13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4">
            <text:p>6月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4">
            <text:p>6月4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5">
            <text:p>6月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5">
            <text:p>6月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6">
            <text:p>6月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6">
            <text:p>6月6日</text:p>
          </table:table-cell>
          <table:table-cell table:style-name="ce9" office:value-type="currency" office:currency="JPY" office:value="211">
            <text:p>￥211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7">
            <text:p>6月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7">
            <text:p>6月7日</text:p>
          </table:table-cell>
          <table:table-cell table:style-name="ce9" office:value-type="currency" office:currency="JPY" office:value="173">
            <text:p>￥173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8">
            <text:p>6月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8">
            <text:p>6月8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8">
            <text:p>6月8日</text:p>
          </table:table-cell>
          <table:table-cell table:style-name="ce9" office:value-type="currency" office:currency="JPY" office:value="186">
            <text:p>￥186</text:p>
          </table:table-cell>
          <table:table-cell table:style-name="ce13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9">
            <text:p>6月9日</text:p>
          </table:table-cell>
          <table:table-cell table:style-name="ce9" office:value-type="currency" office:currency="JPY" office:value="1078">
            <text:p>￥1,078</text:p>
          </table:table-cell>
          <table:table-cell table:style-name="ce13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0">
            <text:p>6月10日</text:p>
          </table:table-cell>
          <table:table-cell table:style-name="ce9" office:value-type="currency" office:currency="JPY" office:value="368">
            <text:p>￥368</text:p>
          </table:table-cell>
          <table:table-cell table:style-name="ce13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1">
            <text:p>6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1">
            <text:p>6月11日</text:p>
          </table:table-cell>
          <table:table-cell table:style-name="ce9" office:value-type="currency" office:currency="JPY" office:value="771">
            <text:p>￥771</text:p>
          </table:table-cell>
          <table:table-cell table:style-name="ce13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2">
            <text:p>6月1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2">
            <text:p>6月12日</text:p>
          </table:table-cell>
          <table:table-cell table:style-name="ce9" office:value-type="currency" office:currency="JPY" office:value="457">
            <text:p>￥457</text:p>
          </table:table-cell>
          <table:table-cell table:style-name="ce13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3">
            <text:p>6月1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3">
            <text:p>6月13日</text:p>
          </table:table-cell>
          <table:table-cell table:style-name="ce9" office:value-type="currency" office:currency="JPY" office:value="406">
            <text:p>￥406</text:p>
          </table:table-cell>
          <table:table-cell table:style-name="ce13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4">
            <text:p>6月1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6-14">
            <text:p>6月14日</text:p>
          </table:table-cell>
          <table:table-cell table:style-name="ce9" office:value-type="currency" office:currency="JPY" office:value="224">
            <text:p>￥224</text:p>
          </table:table-cell>
          <table:table-cell table:style-name="ce13" office:value-type="string">
            <text:p>牛乳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15">
            <text:p>6月1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15">
            <text:p>6月15日</text:p>
          </table:table-cell>
          <table:table-cell table:style-name="ce9" office:value-type="currency" office:currency="JPY" office:value="183">
            <text:p>￥183</text:p>
          </table:table-cell>
          <table:table-cell table:style-name="ce13" office:value-type="string">
            <text:p>ｶﾙﾊﾟｽ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16">
            <text:p>6月16日</text:p>
          </table:table-cell>
          <table:table-cell table:style-name="ce9" office:value-type="currency" office:currency="JPY" office:value="1196">
            <text:p>￥1,196</text:p>
          </table:table-cell>
          <table:table-cell table:style-name="ce13" office:value-type="string">
            <text:p>ｵﾚﾝｼﾞ汁,ﾁｰｽﾞ,酎ﾊｲ,ｶｯﾌﾟ麺,弁当,菓子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17">
            <text:p>6月17日</text:p>
          </table:table-cell>
          <table:table-cell table:style-name="ce9" office:value-type="currency" office:currency="JPY" office:value="444">
            <text:p>￥444</text:p>
          </table:table-cell>
          <table:table-cell table:style-name="ce13" office:value-type="string">
            <text:p>牛乳,酎ハイ,惣菜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18">
            <text:p>6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19">
            <text:p>6月19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酎ハイ,野菜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0">
            <text:p>6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0">
            <text:p>6月20日</text:p>
          </table:table-cell>
          <table:table-cell table:style-name="ce9" office:value-type="currency" office:currency="JPY" office:value="1164">
            <text:p>￥1,164</text:p>
          </table:table-cell>
          <table:table-cell table:style-name="ce13" office:value-type="string">
            <text:p>菓子,味噌汁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1">
            <text:p>6月21日</text:p>
          </table:table-cell>
          <table:table-cell table:style-name="ce9" office:value-type="currency" office:currency="JPY" office:value="425">
            <text:p>￥425</text:p>
          </table:table-cell>
          <table:table-cell table:style-name="ce13" office:value-type="string">
            <text:p>ｵﾚﾝｼﾞ汁,酎ハイ,魚肉ｿｰｾｰｼﾞ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2">
            <text:p>6月22日</text:p>
          </table:table-cell>
          <table:table-cell table:style-name="ce9" office:value-type="currency" office:currency="JPY" office:value="967">
            <text:p>￥967</text:p>
          </table:table-cell>
          <table:table-cell table:style-name="ce13" office:value-type="string">
            <text:p>ｺﾞｷﾌﾞﾘよけ,酎ハイ,ﾖｰｸﾞﾙﾄ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3">
            <text:p>6月23日</text:p>
          </table:table-cell>
          <table:table-cell table:style-name="ce9" office:value-type="currency" office:currency="JPY" office:value="546">
            <text:p>￥546</text:p>
          </table:table-cell>
          <table:table-cell table:style-name="ce13" office:value-type="string">
            <text:p>野菜汁酎ハイ,鉄火巻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4">
            <text:p>6月24日</text:p>
          </table:table-cell>
          <table:table-cell table:style-name="ce9" office:value-type="currency" office:currency="JPY" office:value="573">
            <text:p>￥573</text:p>
          </table:table-cell>
          <table:table-cell table:style-name="ce13" office:value-type="string">
            <text:p>牛乳,惣菜,酎ハイ,ところてん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5">
            <text:p>6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5">
            <text:p>6月25日</text:p>
          </table:table-cell>
          <table:table-cell table:style-name="ce9" office:value-type="currency" office:currency="JPY" office:value="322">
            <text:p>￥322</text:p>
          </table:table-cell>
          <table:table-cell table:style-name="ce13" office:value-type="string">
            <text:p>酎ハイ,ｵﾚﾝｼﾞ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6">
            <text:p>6月2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6">
            <text:p>6月26日</text:p>
          </table:table-cell>
          <table:table-cell table:style-name="ce9" office:value-type="currency" office:currency="JPY" office:value="1574">
            <text:p>￥1,574</text:p>
          </table:table-cell>
          <table:table-cell table:style-name="ce13" office:value-type="string">
            <text:p>ｼﾘｱﾙ,ﾁｰｽﾞ,りんご汁,酎ハイ,野菜汁,洗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7">
            <text:p>6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7">
            <text:p>6月27日</text:p>
          </table:table-cell>
          <table:table-cell table:style-name="ce9" office:value-type="currency" office:currency="JPY" office:value="606">
            <text:p>￥606</text:p>
          </table:table-cell>
          <table:table-cell table:style-name="ce13" office:value-type="string">
            <text:p>ﾚﾓﾝﾃｨｰ,酎ハイ,揉み海苔,魚肉ｿｰｾｰｼﾞ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8">
            <text:p>6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8">
            <text:p>6月28日</text:p>
          </table:table-cell>
          <table:table-cell table:style-name="ce9" office:value-type="currency" office:currency="JPY" office:value="200">
            <text:p>￥200</text:p>
          </table:table-cell>
          <table:table-cell table:style-name="ce13" office:value-type="string">
            <text:p>酎ハイ,ﾖｰｸﾞﾙﾄ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9">
            <text:p>6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30">
            <text:p>6月30日</text:p>
          </table:table-cell>
          <table:table-cell table:style-name="ce9" office:value-type="currency" office:currency="JPY" office:value="1011">
            <text:p>￥1,011</text:p>
          </table:table-cell>
          <table:table-cell table:style-name="ce13" office:value-type="string">
            <text:p>ｱｾﾛﾗ汁,カップ麺,刺身,ﾚﾓﾝﾃｨｰ,魚肉ｿｰｾｰｼﾞ</text:p>
          </table:table-cell>
          <table:table-cell table:style-name="ce18"/>
          <table:table-cell table:number-columns-repeated="1020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18"/>
          <table:table-cell table:number-columns-repeated="1020"/>
        </table:table-row>
        <table:table-row table:style-name="ro3" table:number-rows-repeated="13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73])" office:value-type="currency" office:currency="JPY" office:value="15097">
            <text:p>￥15,097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5-06">
            <text:p>5月6日</text:p>
          </table:table-cell>
          <table:table-cell table:style-name="ce8" office:value-type="currency" office:currency="JPY" office:value="226">
            <text:p>￥226</text:p>
          </table:table-cell>
          <table:table-cell table:style-name="ce13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07">
            <text:p>5月7日</text:p>
          </table:table-cell>
          <table:table-cell table:style-name="ce8" office:value-type="currency" office:currency="JPY" office:value="673">
            <text:p>￥673</text:p>
          </table:table-cell>
          <table:table-cell table:style-name="ce13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08">
            <text:p>5月8日</text:p>
          </table:table-cell>
          <table:table-cell table:style-name="ce8" office:value-type="currency" office:currency="JPY" office:value="82">
            <text:p>￥82</text:p>
          </table:table-cell>
          <table:table-cell table:style-name="ce13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08">
            <text:p>5月8日</text:p>
          </table:table-cell>
          <table:table-cell table:style-name="ce8" office:value-type="currency" office:currency="JPY" office:value="239">
            <text:p>￥239</text:p>
          </table:table-cell>
          <table:table-cell table:style-name="ce13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09">
            <text:p>5月9日</text:p>
          </table:table-cell>
          <table:table-cell table:style-name="ce19" office:value-type="currency" office:currency="JPY" office:value="287">
            <text:p>￥287</text:p>
          </table:table-cell>
          <table:table-cell table:style-name="ce13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0">
            <text:p>5月10日</text:p>
          </table:table-cell>
          <table:table-cell table:style-name="ce9" office:value-type="currency" office:currency="JPY" office:value="265">
            <text:p>￥265</text:p>
          </table:table-cell>
          <table:table-cell table:style-name="ce13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0">
            <text:p>5月10日</text:p>
          </table:table-cell>
          <table:table-cell table:style-name="ce8" office:value-type="currency" office:currency="JPY" office:value="216">
            <text:p>￥216</text:p>
          </table:table-cell>
          <table:table-cell table:style-name="ce13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1">
            <text:p>5月11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2">
            <text:p>5月12日</text:p>
          </table:table-cell>
          <table:table-cell table:style-name="ce9" office:value-type="currency" office:currency="JPY" office:value="440">
            <text:p>￥440</text:p>
          </table:table-cell>
          <table:table-cell table:style-name="ce13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4">
            <text:p>5月1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4">
            <text:p>5月14日</text:p>
          </table:table-cell>
          <table:table-cell table:style-name="ce9" office:value-type="currency" office:currency="JPY" office:value="659">
            <text:p>￥659</text:p>
          </table:table-cell>
          <table:table-cell table:style-name="ce13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5">
            <text:p>5月15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6">
            <text:p>5月16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6">
            <text:p>5月16日</text:p>
          </table:table-cell>
          <table:table-cell table:style-name="ce9" office:value-type="currency" office:currency="JPY" office:value="308">
            <text:p>￥308</text:p>
          </table:table-cell>
          <table:table-cell table:style-name="ce13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7">
            <text:p>5月1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7">
            <text:p>5月17日</text:p>
          </table:table-cell>
          <table:table-cell table:style-name="ce9" office:value-type="currency" office:currency="JPY" office:value="233">
            <text:p>￥233</text:p>
          </table:table-cell>
          <table:table-cell table:style-name="ce13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8">
            <text:p>5月1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8">
            <text:p>5月18日</text:p>
          </table:table-cell>
          <table:table-cell table:style-name="ce9" office:value-type="currency" office:currency="JPY" office:value="373">
            <text:p>￥373</text:p>
          </table:table-cell>
          <table:table-cell table:style-name="ce13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9">
            <text:p>5月1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9">
            <text:p>5月19日</text:p>
          </table:table-cell>
          <table:table-cell table:style-name="ce9" office:value-type="currency" office:currency="JPY" office:value="1158">
            <text:p>￥1,158</text:p>
          </table:table-cell>
          <table:table-cell table:style-name="ce13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20">
            <text:p>5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20">
            <text:p>5月20日</text:p>
          </table:table-cell>
          <table:table-cell table:style-name="ce8" office:value-type="currency" office:currency="JPY" office:value="691">
            <text:p>￥691</text:p>
          </table:table-cell>
          <table:table-cell table:style-name="ce13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21">
            <text:p>5月2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5-21">
            <text:p>5月21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野菜汁,ｶｯﾌﾟ麺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2">
            <text:p>5月2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2">
            <text:p>5月22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酎ハイ,駄菓子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3">
            <text:p>5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3">
            <text:p>5月23日</text:p>
          </table:table-cell>
          <table:table-cell table:style-name="ce9" office:value-type="currency" office:currency="JPY" office:value="576">
            <text:p>￥576</text:p>
          </table:table-cell>
          <table:table-cell table:style-name="ce13" office:value-type="string">
            <text:p>蚊取り線香,マッチ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4">
            <text:p>5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4">
            <text:p>5月24日</text:p>
          </table:table-cell>
          <table:table-cell table:style-name="ce9" office:value-type="currency" office:currency="JPY" office:value="1246">
            <text:p>￥1,246</text:p>
          </table:table-cell>
          <table:table-cell table:style-name="ce13" office:value-type="string">
            <text:p>蚊取ｹｰｽ,もみ海苔,酎ﾊｲ,ｵﾚﾝｼﾞｼﾞｭｰｽ,ｼﾘｱﾙ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5">
            <text:p>5月25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5">
            <text:p>5月25日</text:p>
          </table:table-cell>
          <table:table-cell table:style-name="ce9" office:value-type="currency" office:currency="JPY" office:value="529">
            <text:p>￥529</text:p>
          </table:table-cell>
          <table:table-cell table:style-name="ce13" office:value-type="string">
            <text:p>ﾁｰｽﾞ,酎ﾊｲ,味噌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6">
            <text:p>5月26日</text:p>
          </table:table-cell>
          <table:table-cell table:style-name="ce9" office:value-type="currency" office:currency="JPY" office:value="395">
            <text:p>￥395</text:p>
          </table:table-cell>
          <table:table-cell table:style-name="ce13" office:value-type="string">
            <text:p>冷ｿﾊﾞ,酎ﾊｲ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6">
            <text:p>5月2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飲むヨーグルト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7">
            <text:p>5月27日</text:p>
          </table:table-cell>
          <table:table-cell table:style-name="ce9" office:value-type="currency" office:currency="JPY" office:value="703">
            <text:p>￥703</text:p>
          </table:table-cell>
          <table:table-cell table:style-name="ce13" office:value-type="string">
            <text:p>牛乳､野菜汁,惣菜,酎ﾊｲ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7">
            <text:p>5月27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絆創膏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7">
            <text:p>5月2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7">
            <text:p>5月27日</text:p>
          </table:table-cell>
          <table:table-cell table:style-name="ce9" office:value-type="currency" office:currency="JPY" office:value="1146">
            <text:p>￥1,146</text:p>
          </table:table-cell>
          <table:table-cell table:style-name="ce13" office:value-type="string">
            <text:p>カップ麺,酎ハイ,魚肉ｿｰｾｰｼﾞ,ﾊﾝﾄﾞｸﾘｰﾑ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8">
            <text:p>5月2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8">
            <text:p>5月28日</text:p>
          </table:table-cell>
          <table:table-cell table:style-name="ce9" office:value-type="currency" office:currency="JPY" office:value="296">
            <text:p>￥296</text:p>
          </table:table-cell>
          <table:table-cell table:style-name="ce13" office:value-type="string">
            <text:p>お菓子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9">
            <text:p>5月2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30">
            <text:p>5月30日</text:p>
          </table:table-cell>
          <table:table-cell table:style-name="ce9" office:value-type="currency" office:currency="JPY" office:value="623">
            <text:p>￥623</text:p>
          </table:table-cell>
          <table:table-cell table:style-name="ce13" office:value-type="string">
            <text:p>ﾄｲﾚｯﾄﾍﾟｰﾊﾟｰ,野菜汁,酎ﾊｲ,味噌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31">
            <text:p>5月3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31">
            <text:p>5月31日</text:p>
          </table:table-cell>
          <table:table-cell table:style-name="ce9" office:value-type="currency" office:currency="JPY" office:value="354">
            <text:p>￥354</text:p>
          </table:table-cell>
          <table:table-cell table:style-name="ce13" office:value-type="string">
            <text:p>ｼﾘｱﾙ,酎ハイ</text:p>
          </table:table-cell>
          <table:table-cell table:style-name="ce18"/>
          <table:table-cell table:number-columns-repeated="1020"/>
        </table:table-row>
        <table:table-row table:style-name="ro3" table:number-rows-repeated="3">
          <table:table-cell table:style-name="ce4"/>
          <table:table-cell table:style-name="ce9"/>
          <table:table-cell table:style-name="ce13"/>
          <table:table-cell table:style-name="ce18"/>
          <table:table-cell table:number-columns-repeated="1020"/>
        </table:table-row>
        <table:table-row table:style-name="ro3" table:number-rows-repeated="13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70])" office:value-type="currency" office:currency="JPY" office:value="19432">
            <text:p>￥19,43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4-01">
            <text:p>4月1日</text:p>
          </table:table-cell>
          <table:table-cell table:style-name="ce8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4">
            <text:p>4月4日</text:p>
          </table:table-cell>
          <table:table-cell table:style-name="ce8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4">
            <text:p>4月4日</text:p>
          </table:table-cell>
          <table:table-cell table:style-name="ce8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5">
            <text:p>4月5日</text:p>
          </table:table-cell>
          <table:table-cell table:style-name="ce8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5">
            <text:p>4月5日</text:p>
          </table:table-cell>
          <table:table-cell table:style-name="ce19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8">
            <text:p>4月8日</text:p>
          </table:table-cell>
          <table:table-cell table:style-name="ce8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3">
            <text:p>4月13日</text:p>
          </table:table-cell>
          <table:table-cell table:style-name="ce8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5">
            <text:p>4月1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4">
            <text:p>4月14日</text:p>
          </table:table-cell>
          <table:table-cell table:style-name="ce8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4">
            <text:p>4月14日</text:p>
          </table:table-cell>
          <table:table-cell table:style-name="ce8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5">
            <text:p>4月1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5">
            <text:p>4月15日</text:p>
          </table:table-cell>
          <table:table-cell table:style-name="ce8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5">
            <text:p>4月15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18">
            <text:p>4月18日</text:p>
          </table:table-cell>
          <table:table-cell table:style-name="ce8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19">
            <text:p>4月19日</text:p>
          </table:table-cell>
          <table:table-cell table:style-name="ce8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1">
            <text:p>4月21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1">
            <text:p>4月21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1">
            <text:p>4月21日</text:p>
          </table:table-cell>
          <table:table-cell table:style-name="ce8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2">
            <text:p>4月22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2">
            <text:p>4月22日</text:p>
          </table:table-cell>
          <table:table-cell table:style-name="ce8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7">
            <text:p>4月27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9">
            <text:p>4月29日</text:p>
          </table:table-cell>
          <table:table-cell table:style-name="ce9" office:value-type="currency" office:currency="JPY" office:value="961">
            <text:p>￥961</text:p>
          </table:table-cell>
          <table:table-cell table:style-name="ce13" office:value-type="string">
            <text:p>靴</text:p>
          </table:table-cell>
          <table:table-cell table:style-name="ce18"/>
          <table:table-cell table:number-columns-repeated="1020"/>
        </table:table-row>
        <table:table-row table:style-name="ro3" table:number-rows-repeated="8">
          <table:table-cell table:style-name="ce4"/>
          <table:table-cell table:style-name="ce9"/>
          <table:table-cell table:style-name="ce13"/>
          <table:table-cell table:style-name="ce18"/>
          <table:table-cell table:number-columns-repeated="1020"/>
        </table:table-row>
        <table:table-row table:style-name="ro3" table:number-rows-repeated="13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3-01">
            <text:p>3月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1">
            <text:p>3月1日</text:p>
          </table:table-cell>
          <table:table-cell table:style-name="ce8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2">
            <text:p>3月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3">
            <text:p>3月3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3">
            <text:p>3月3日</text:p>
          </table:table-cell>
          <table:table-cell table:style-name="ce19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5">
            <text:p>3月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7">
            <text:p>3月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8">
            <text:p>3月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9">
            <text:p>3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0">
            <text:p>3月10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0">
            <text:p>3月10日</text:p>
          </table:table-cell>
          <table:table-cell table:style-name="ce8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1">
            <text:p>3月11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1">
            <text:p>3月11日</text:p>
          </table:table-cell>
          <table:table-cell table:style-name="ce8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5">
            <text:p>3月1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2-01">
            <text:p>2月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1">
            <text:p>2月1日</text:p>
          </table:table-cell>
          <table:table-cell table:style-name="ce8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3">
            <text:p>2月3日</text:p>
          </table:table-cell>
          <table:table-cell table:style-name="ce8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4">
            <text:p>2月4日</text:p>
          </table:table-cell>
          <table:table-cell table:style-name="ce8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4">
            <text:p>2月4日</text:p>
          </table:table-cell>
          <table:table-cell table:style-name="ce19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1-08">
            <text:p>1月8日</text:p>
          </table:table-cell>
          <table:table-cell table:style-name="ce8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08">
            <text:p>1月8日</text:p>
          </table:table-cell>
          <table:table-cell table:style-name="ce8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08">
            <text:p>1月8日</text:p>
          </table:table-cell>
          <table:table-cell table:style-name="ce8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09">
            <text:p>1月9日</text:p>
          </table:table-cell>
          <table:table-cell table:style-name="ce8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09">
            <text:p>1月9日</text:p>
          </table:table-cell>
          <table:table-cell table:style-name="ce19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2018/09/01</text:date>, <text:time>19:23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9-01T19:23:15</dc:date>
    <dc:creator>鈴木 豊樹</dc:creator>
    <meta:editing-duration>P1DT7H47M46S</meta:editing-duration>
    <meta:editing-cycles>182</meta:editing-cycles>
    <meta:generator>OpenOffice/4.1.5$Unix OpenOffice.org_project/415m1$Build-9789</meta:generator>
    <meta:document-statistic meta:table-count="9" meta:cell-count="1082" meta:object-count="0"/>
  </office:meta>
</office:document-meta>
</file>